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Чудесная диета или как за 13 дней похудеть на 8 кг.</text:p>
      <text:p text:style-name="Standard"/>
      <text:p text:style-name="Standard">В течении 13 дней нельзя употреблять сахар, соль, алкоголь, мучные и кондитерские изделия, ни какого хлеба в любом виде (чёрный, белый, хлебцы). Между приёмами пищи можно пить без ограничения минеральную или кипячёную воду. В течении 13 дней необходимо принимать витамины, регулярно делать клизму. Вся пища готовиться без соли. Потеря веса 7-8 кг за 13 дней.</text:p>
      <text:p text:style-name="Standard"/>
      <text:p text:style-name="Standard">1 день</text:p>
      <text:p text:style-name="Standard">Завтрак 8.00 — стакан чёрного кофе</text:p>
      <text:p text:style-name="Standard">Обед 13.30 — 2 яйца вкрутую, салат из варёной капусты с растительным маслом (200 г)</text:p>
      <text:p text:style-name="Standard">Ужин 19.00 — отварная рыба (200 г)</text:p>
      <text:p text:style-name="Standard"/>
      <text:p text:style-name="Standard">2 день</text:p>
      <text:p text:style-name="Standard">Завтрак — стакан чёрного кофе с чёрным сухариком (3-4 кусочка)</text:p>
      <text:p text:style-name="Standard">Обед — рыба отварная (200 г), салат из овощей (капуста) с растительным маслом</text:p>
      <text:p text:style-name="Standard">Ужин — варёная говядина (200 г), 1 стакан кефира</text:p>
      <text:p text:style-name="Standard"/>
      <text:p text:style-name="Standard">3 день</text:p>
      <text:p text:style-name="Standard">Завтрак — стакан чёрного кофе с сухариком (3-4 кусочка)</text:p>
      <text:p text:style-name="Standard">Обед — 1 большой жаренный кабачок (можно заменить капустой), 2 яблока</text:p>
      <text:p text:style-name="Standard">Ужин — 2 яйца вкрутую, варёная говядина (200 г), салат из свежей капусты с растительным маслом</text:p>
      <text:p text:style-name="Standard"/>
      <text:p text:style-name="Standard">4 день</text:p>
      <text:p text:style-name="Standard">Завтрак — стакан чёрного кофе</text:p>
      <text:p text:style-name="Standard">Обед — 1 сырое яйцо, 3 варёных моркови с растительным маслом, 15 г твёрдого сыра</text:p>
      <text:p text:style-name="Standard">Ужин — фрукты (2 яблока, грейпфрут, 1 киви)</text:p>
      <text:p text:style-name="Standard"/>
      <text:p text:style-name="Standard">5 день</text:p>
      <text:p text:style-name="Standard">Завтрак — 1 стакан сока моркови с четвертью лимона</text:p>
      <text:p text:style-name="Standard">Обед — рабы отварная (200 г)</text:p>
      <text:p text:style-name="Standard">Ужин — стакан томатного сока, фрукты</text:p>
      <text:p text:style-name="Standard"/>
      <text:p text:style-name="Standard">6 день</text:p>
      <text:p text:style-name="Standard">Завтрак — стакан чёрного кофе</text:p>
      <text:p text:style-name="Standard">Обед — половина варёной курицы или куриного мяса (400 г), салат из свежей капусты или моркови (200 г)</text:p>
      <text:p text:style-name="Standard">Ужин — 2 яйца вкрутую, стакан тёртой моркови с растительным маслом</text:p>
      <text:p text:style-name="Standard"/>
      <text:p text:style-name="Standard">7 день</text:p>
      <text:p text:style-name="Standard">Завтрак — стакан чая (чёрный или зелёный)</text:p>
      <text:p text:style-name="Standard">Обед — варёная говядина (200г)</text:p>
      <text:p text:style-name="Standard">Ужин — любые фрукты (можно любой ужин из диеты кроме 3 дня, но лучше фрукты)</text:p>
      <text:p text:style-name="Standard"/>
      <text:p text:style-name="Standard">8 день соответствует 6 дню</text:p>
      <text:p text:style-name="Standard">9 день соответствует 5 дню</text:p>
      <text:p text:style-name="Standard">10 день соответствует 4 дню</text:p>
      <text:p text:style-name="Standard">11 день соответствует 3 дню</text:p>
      <text:p text:style-name="Standard">12 день соответствует 2 дню</text:p>
      <text:p text:style-name="Standard">13 день соответствует 1 дню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ndrive </meta:initial-creator>
    <meta:creation-date>2011-10-15T12:41:13</meta:creation-date>
    <dc:date>2011-10-15T13:03:47</dc:date>
    <dc:creator>kendrive </dc:creator>
    <meta:editing-duration>PT22M36S</meta:editing-duration>
    <meta:editing-cycles>3</meta:editing-cycles>
    <meta:generator>LibreOffice/3.3$Linux LibreOffice_project/330m19$Build-301</meta:generator>
    <meta:document-statistic meta:table-count="0" meta:image-count="0" meta:object-count="0" meta:page-count="1" meta:paragraph-count="36" meta:word-count="316" meta:character-count="1776"/>
  </office:meta>
</office:document-meta>
</file>